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17">
      <style:graphic-properties draw:fill="none" draw:stroke="solid" svg:stroke-width="0.00694in" svg:stroke-color="#5b9bd5" draw:marker-start="a415" draw:marker-end="a416" svg:stroke-opacity="100%" draw:stroke-linejoin="miter" svg:stroke-linecap="butt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7">
      <style:graphic-properties draw:fill="none" draw:stroke="solid" svg:stroke-width="0.02083in" svg:stroke-color="#000000" draw:marker-start="a385" draw:marker-end="a386" svg:stroke-opacity="100%" draw:stroke-linejoin="miter" svg:stroke-linecap="butt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none" draw:stroke="solid" svg:stroke-width="0.02083in" svg:stroke-color="#000000" draw:marker-start="a439" draw:marker-end="a440" svg:stroke-opacity="100%" draw:stroke-linejoin="miter" svg:stroke-linecap="butt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none" draw:stroke="solid" svg:stroke-width="0.02083in" svg:stroke-color="#000000" draw:marker-start="a442" draw:marker-end="a443" svg:stroke-opacity="100%" draw:stroke-linejoin="miter" svg:stroke-linecap="butt"/>
    </style:style>
    <style:style style:family="graphic" style:name="a408">
      <style:graphic-properties draw:fill="none" draw:stroke="solid" svg:stroke-width="0.00694in" svg:stroke-color="#5b9bd5" draw:marker-start="a406" draw:marker-end="a407" svg:stroke-opacity="100%" draw:stroke-linejoin="miter" svg:stroke-linecap="butt"/>
    </style:style>
    <style:style style:family="graphic" style:name="a447">
      <style:graphic-properties draw:fill="none" draw:stroke="solid" svg:stroke-width="0.02083in" svg:stroke-color="#000000" draw:marker-start="a445" draw:marker-end="a446" svg:stroke-opacity="100%" draw:stroke-linejoin="miter" svg:stroke-linecap="but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draw:fill="none" draw:stroke="solid" svg:stroke-width="0.00694in" svg:stroke-color="#5b9bd5" draw:marker-start="a430" draw:marker-end="a431" svg:stroke-opacity="100%" draw:stroke-linejoin="miter" svg:stroke-linecap="butt"/>
    </style:style>
    <style:style style:family="graphic" style:name="a435">
      <style:graphic-properties draw:fill="none" draw:stroke="solid" svg:stroke-width="0.00694in" svg:stroke-color="#5b9bd5" draw:marker-start="a433" draw:marker-end="a434" svg:stroke-opacity="100%" draw:stroke-linejoin="miter" svg:stroke-linecap="butt"/>
    </style:style>
    <style:style style:family="graphic" style:name="a438">
      <style:graphic-properties draw:fill="none" draw:stroke="solid" svg:stroke-width="0.02083in" svg:stroke-color="#000000" draw:marker-start="a436" draw:marker-end="a437" svg:stroke-opacity="100%" draw:stroke-linejoin="miter" svg:stroke-linecap="butt"/>
    </style:style>
    <style:style style:family="graphic" style:name="a420">
      <style:graphic-properties draw:fill="none" draw:stroke="solid" svg:stroke-width="0.00694in" svg:stroke-color="#5b9bd5" draw:marker-start="a418" draw:marker-end="a419" svg:stroke-opacity="100%" draw:stroke-linejoin="miter" svg:stroke-linecap="butt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draw:fill="none" draw:stroke="solid" svg:stroke-width="0.00694in" svg:stroke-color="#5b9bd5" draw:marker-start="a421" draw:marker-end="a422" svg:stroke-opacity="100%" draw:stroke-linejoin="miter" svg:stroke-linecap="butt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solid" svg:stroke-width="0.00694in" svg:stroke-color="#5b9bd5" draw:marker-start="a424" draw:marker-end="a425" svg:stroke-opacity="100%" draw:stroke-linejoin="miter" svg:stroke-linecap="butt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0694in" svg:stroke-color="#5b9bd5" draw:marker-start="a427" draw:marker-end="a428" svg:stroke-opacity="100%" draw:stroke-linejoin="miter" svg:stroke-linecap="butt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none" draw:stroke="solid" svg:stroke-width="0.00694in" svg:stroke-color="#5b9bd5" draw:marker-start="a409" draw:marker-end="a410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4">
      <style:graphic-properties draw:fill="none" draw:stroke="solid" svg:stroke-width="0.00694in" svg:stroke-color="#5b9bd5" draw:marker-start="a412" draw:marker-end="a413" svg:stroke-opacity="100%" draw:stroke-linejoin="miter" svg:stroke-linecap="butt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5.60526in" svg:y="0in" svg:width="2in" svg:height="0.86842in" draw:id="id63" draw:style-name="a384" draw:name="Rectangle 3">
          <svg:title/>
          <svg:desc/>
          <text:p text:style-name="a383" text:class-names="" text:cond-style-name=""><text:span text:style-name="a381" text:class-names="">Grand site landing page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0526in" svg:y1="0.86842in" draw:start-shape="id63" draw:start-glue-point="2" svg:x2="6.60526in" svg:y2="1.5in" draw:id="id64" draw:style-name="a387" draw:name="Straight Arrow Connector 5">
          <svg:title/>
          <svg:desc/>
        </draw:connector>
        <draw:custom-shape svg:x="5.90789in" svg:y="1.52632in" svg:width="1.39474in" svg:height="0.98684in" draw:id="id65" draw:style-name="a391" draw:name="Rectangle 6">
          <svg:title/>
          <svg:desc/>
          <text:p text:style-name="a390" text:class-names="" text:cond-style-name=""><text:span text:style-name="a388" text:class-names="">Homepage</text:span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263in" svg:y="5.36841in" svg:width="1.8158in" svg:height="1.05263in" draw:id="id66" draw:style-name="a395" draw:name="Rectangle 4">
          <svg:title/>
          <svg:desc/>
          <text:p text:style-name="a394" text:class-names="" text:cond-style-name=""><text:span text:style-name="a392" text:class-names="">Understanding sexual health</text:span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2895in" svg:y="2.56908in" svg:width="1.52632in" svg:height="1.05263in" draw:id="id67" draw:style-name="a398" draw:name="Rectangle 5">
          <svg:title/>
          <svg:desc/>
          <text:p text:style-name="a397" text:class-names="" text:cond-style-name=""><text:span text:style-name="a396" text:class-names="">Sexual health in young adul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497in" svg:y="2.56908in" svg:width="1.39474in" svg:height="0.98684in" draw:id="id68" draw:style-name="a402" draw:name="Rectangle 6">
          <svg:title/>
          <svg:desc/>
          <text:p text:style-name="a401" text:class-names="" text:cond-style-name=""><text:span text:style-name="a399" text:class-names="">Contact us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2502in" svg:y="5.36841in" svg:width="1.39474in" svg:height="0.98684in" draw:id="id69" draw:style-name="a405" draw:name="Rectangle 7">
          <svg:title/>
          <svg:desc/>
          <text:p text:style-name="a404" text:class-names="" text:cond-style-name=""><text:span text:style-name="a403" text:class-names="">ST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0526in" svg:y1="2.51316in" draw:start-shape="id65" draw:start-glue-point="2" svg:x2="10.05263in" svg:y2="5.36841in" draw:id="id70" draw:style-name="a408" draw:name="Straight Arrow Connector 47">
          <svg:title/>
          <svg:desc/>
        </draw:connector>
        <draw:connector draw:type="line" svg:x1="6.57238in" svg:y1="2.51316in" svg:x2="3.01976in" svg:y2="5.36841in" draw:id="id71" draw:style-name="a411" draw:name="Straight Arrow Connector 48">
          <svg:title/>
          <svg:desc/>
        </draw:connector>
        <draw:connector draw:type="line" svg:x1="3.01976in" svg:y1="5.86183in" draw:start-shape="id69" draw:start-glue-point="1" svg:x2="10.05263in" svg:y2="5.89472in" draw:end-shape="id66" draw:end-glue-point="3" draw:id="id72" draw:style-name="a414" draw:name="Straight Arrow Connector 51">
          <svg:title/>
          <svg:desc/>
        </draw:connector>
        <draw:connector draw:type="line" svg:x1="12.0921in" svg:y1="3.62171in" draw:start-shape="id67" draw:start-glue-point="2" svg:x2="11.86842in" svg:y2="5.36841in" draw:id="id73" draw:style-name="a417" draw:name="Straight Arrow Connector 53">
          <svg:title/>
          <svg:desc/>
        </draw:connector>
        <draw:connector draw:type="line" svg:x1="5.90789in" svg:y1="2.01974in" draw:start-shape="id65" draw:start-glue-point="3" svg:x2="1.76971in" svg:y2="3.0625in" draw:end-shape="id68" draw:end-glue-point="1" draw:id="id74" draw:style-name="a420" draw:name="Straight Arrow Connector 55">
          <svg:title/>
          <svg:desc/>
        </draw:connector>
        <draw:connector draw:type="line" svg:x1="7.30263in" svg:y1="2.01974in" draw:start-shape="id65" draw:start-glue-point="1" svg:x2="11.32895in" svg:y2="3.0954in" draw:end-shape="id67" draw:end-glue-point="3" draw:id="id75" draw:style-name="a423" draw:name="Straight Arrow Connector 58">
          <svg:title/>
          <svg:desc/>
        </draw:connector>
        <draw:connector draw:type="line" svg:x1="1.07234in" svg:y1="3.55593in" draw:start-shape="id68" draw:start-glue-point="2" svg:x2="1.62502in" svg:y2="5.36841in" draw:id="id76" draw:style-name="a426" draw:name="Straight Arrow Connector 60">
          <svg:title/>
          <svg:desc/>
        </draw:connector>
        <draw:connector draw:type="line" svg:x1="1.76971in" svg:y1="3.55593in" svg:x2="10.05263in" svg:y2="5.89472in" draw:end-shape="id66" draw:end-glue-point="3" draw:id="id77" draw:style-name="a429" draw:name="Straight Arrow Connector 68">
          <svg:title/>
          <svg:desc/>
        </draw:connector>
        <draw:connector draw:type="line" svg:x1="11.32895in" svg:y1="3.62171in" svg:x2="1.73682in" svg:y2="3.55593in" draw:id="id78" draw:style-name="a432" draw:name="Straight Arrow Connector 71">
          <svg:title/>
          <svg:desc/>
        </draw:connector>
        <draw:connector draw:type="line" svg:x1="11.32895in" svg:y1="3.62171in" svg:x2="3.01976in" svg:y2="5.86183in" draw:end-shape="id69" draw:end-glue-point="1" draw:id="id79" draw:style-name="a435" draw:name="Straight Arrow Connector 74">
          <svg:title/>
          <svg:desc/>
        </draw:connector>
        <draw:connector draw:type="line" svg:x1="12.0921in" svg:y1="2.56908in" draw:start-shape="id67" draw:start-glue-point="0" svg:x2="7.60526in" svg:y2="0.43421in" draw:end-shape="id63" draw:end-glue-point="1" draw:id="id80" draw:style-name="a438" draw:name="Straight Arrow Connector 76">
          <svg:title/>
          <svg:desc/>
        </draw:connector>
        <draw:connector draw:type="line" svg:x1="10.96052in" svg:y1="5.36841in" draw:start-shape="id66" draw:start-glue-point="0" svg:x2="7.60526in" svg:y2="0.89474in" draw:id="id81" draw:style-name="a441" draw:name="Straight Arrow Connector 77">
          <svg:title/>
          <svg:desc/>
        </draw:connector>
        <draw:connector draw:type="line" svg:x1="2.32239in" svg:y1="5.36841in" draw:start-shape="id69" draw:start-glue-point="0" svg:x2="5.60526in" svg:y2="0.89474in" draw:id="id82" draw:style-name="a444" draw:name="Straight Arrow Connector 80">
          <svg:title/>
          <svg:desc/>
        </draw:connector>
        <draw:connector draw:type="line" svg:x1="1.07234in" svg:y1="2.56908in" draw:start-shape="id68" draw:start-glue-point="0" svg:x2="5.60526in" svg:y2="0.43421in" draw:end-shape="id63" draw:end-glue-point="3" draw:id="id83" draw:style-name="a447" draw:name="Straight Arrow Connector 83">
          <svg:title/>
          <svg:desc/>
        </draw:connector>
        <draw:frame draw:id="id84" draw:style-name="a451" draw:name="TextBox 87" svg:x="0in" svg:y="-0.02631in" svg:width="3.40789in" svg:height="0.70684in">
          <draw:text-box>
            <text:p text:style-name="a450" text:class-names="" text:cond-style-name=""><text:span text:style-name="a448" text:class-names="">The grand site will take you to my introduction page</text:span><text:span text:style-name="a449" text:class-names=""/></text:p>
          </draw:text-box>
          <svg:title/>
          <svg:desc/>
        </draw:frame>
        <draw:frame draw:id="id85" draw:style-name="a455" draw:name="TextBox 88" svg:x="0in" svg:y="0.7566in" svg:width="3.40789in" svg:height="0.70684in">
          <draw:text-box>
            <text:p text:style-name="a454" text:class-names="" text:cond-style-name=""><text:span text:style-name="a452" text:class-names="">Each page will link to the grand site and each other page</text:span><text:span text:style-name="a4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21" svg:viewBox="0 0 20 30" svg:d="m10 0-10 30h20z"/>
    <draw:marker draw:name="a422" svg:viewBox="0 0 20 30" svg:d="m10 0-10 30h20z"/>
    <draw:marker draw:name="a424" svg:viewBox="0 0 20 30" svg:d="m10 0-10 30h20z"/>
    <draw:marker draw:name="a425" svg:viewBox="0 0 20 30" svg:d="m10 0-10 30h20z"/>
    <draw:marker draw:name="a427" svg:viewBox="0 0 20 30" svg:d="m10 0-10 30h20z"/>
    <draw:marker draw:name="a428" svg:viewBox="0 0 20 30" svg:d="m10 0-10 30h20z"/>
    <draw:marker draw:name="a440" svg:viewBox="0 0 20 30" svg:d="m10 0-10 30h20z"/>
    <draw:marker draw:name="a385" svg:viewBox="0 0 20 30" svg:d="m10 0-10 30h20z"/>
    <draw:marker draw:name="a442" svg:viewBox="0 0 20 30" svg:d="m10 0-10 30h20z"/>
    <draw:marker draw:name="a386" svg:viewBox="0 0 20 30" svg:d="m10 0-10 30h20z"/>
    <draw:marker draw:name="a443" svg:viewBox="0 0 20 30" svg:d="m10 0-10 30h20z"/>
    <draw:marker draw:name="a445" svg:viewBox="0 0 20 30" svg:d="m10 0-10 30h20z"/>
    <draw:marker draw:name="a446" svg:viewBox="0 0 20 30" svg:d="m10 0-10 30h20z"/>
    <draw:marker draw:name="a410" svg:viewBox="0 0 20 30" svg:d="m10 0-10 30h20z"/>
    <draw:marker draw:name="a412" svg:viewBox="0 0 20 30" svg:d="m10 0-10 30h20z"/>
    <draw:marker draw:name="a413" svg:viewBox="0 0 20 30" svg:d="m10 0-10 30h20z"/>
    <draw:marker draw:name="a415" svg:viewBox="0 0 20 30" svg:d="m10 0-10 30h20z"/>
    <draw:marker draw:name="a416" svg:viewBox="0 0 20 30" svg:d="m10 0-10 30h20z"/>
    <draw:marker draw:name="a418" svg:viewBox="0 0 20 30" svg:d="m10 0-10 30h20z"/>
    <draw:marker draw:name="a419" svg:viewBox="0 0 20 30" svg:d="m10 0-10 30h20z"/>
    <draw:marker draw:name="a430" svg:viewBox="0 0 20 30" svg:d="m10 0-10 30h20z"/>
    <draw:marker draw:name="a431" svg:viewBox="0 0 20 30" svg:d="m10 0-10 30h20z"/>
    <draw:marker draw:name="a433" svg:viewBox="0 0 20 30" svg:d="m10 0-10 30h20z"/>
    <draw:marker draw:name="a434" svg:viewBox="0 0 20 30" svg:d="m10 0-10 30h20z"/>
    <draw:marker draw:name="a436" svg:viewBox="0 0 20 30" svg:d="m10 0-10 30h20z"/>
    <draw:marker draw:name="a437" svg:viewBox="0 0 20 30" svg:d="m10 0-10 30h20z"/>
    <draw:marker draw:name="a439" svg:viewBox="0 0 20 30" svg:d="m10 0-10 30h20z"/>
    <draw:marker draw:name="a406" svg:viewBox="0 0 20 30" svg:d="m10 0-10 30h20z"/>
    <draw:marker draw:name="a407" svg:viewBox="0 0 20 30" svg:d="m10 0-10 30h20z"/>
    <draw:marker draw:name="a40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teve mitchell</meta:initial-creator>
    <dc:creator>steve mitchell</dc:creator>
    <meta:creation-date>2016-03-19T17:41:11Z</meta:creation-date>
    <dc:date>2016-03-19T17:41:59Z</dc:date>
    <meta:editing-cycles>1</meta:editing-cycles>
    <meta:editing-duration>PT47S</meta:editing-duration>
    <meta:document-statistic meta:paragraph-count="8" meta:word-count="38"/>
  </office:meta>
</office:document-meta>
</file>